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397cm" style:rel-column-width="16383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517cm" style:rel-column-width="13107*"/>
    </style:style>
    <style:style style:name="Table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8.795cm" style:rel-column-width="32767*"/>
    </style:style>
    <style:style style:name="Table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9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9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2" style:family="paragraph" style:parent-style-name="Standard" style:list-style-name="L1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1a01ac" style:font-size-asian="20pt" style:font-style-asian="italic" style:font-size-complex="20pt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ize="20pt" fo:language="pl" fo:country="PL" fo:font-style="italic" officeooo:rsid="001a01ac" officeooo:paragraph-rsid="0040ed52" style:font-size-asian="20pt" style:font-style-asian="italic" style:font-size-complex="20pt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ize="20pt" fo:language="pl" fo:country="PL" fo:font-style="italic" officeooo:rsid="0035b428" officeooo:paragraph-rsid="0035b428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ize="20pt" fo:language="pl" fo:country="PL" fo:font-style="italic" officeooo:rsid="003a4509" officeooo:paragraph-rsid="003a4509" style:font-size-asian="20pt" style:font-style-asian="italic" style:font-size-complex="20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ize="20pt" fo:language="pl" fo:country="PL" fo:font-style="normal" officeooo:rsid="001a01ac" officeooo:paragraph-rsid="001a01ac" style:font-size-asian="20pt" style:font-style-asian="normal" style:font-size-complex="20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bf207" style:font-size-asian="20pt" style:font-style-asian="normal" style:font-size-complex="20pt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20pt" fo:language="pl" fo:country="PL" fo:font-style="normal" officeooo:rsid="003bf207" officeooo:paragraph-rsid="003d8b9a" style:font-size-asian="20pt" style:font-style-asian="normal" style:font-size-complex="20pt" style:font-style-complex="normal"/>
    </style:style>
    <style:style style:name="P10" style:family="paragraph" style:parent-style-name="Standard">
      <style:paragraph-properties fo:text-align="start" style:justify-single-word="false"/>
      <style:text-properties fo:font-size="20pt" fo:language="pl" fo:country="PL" fo:font-style="normal" officeooo:rsid="003d8b9a" officeooo:paragraph-rsid="003d8b9a" style:font-size-asian="20pt" style:font-style-asian="normal" style:font-size-complex="20pt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ize="18pt" fo:language="pl" fo:country="PL" officeooo:rsid="001a01ac" officeooo:paragraph-rsid="001a01ac" style:font-size-asian="15.75pt" style:font-size-complex="18pt"/>
    </style:style>
    <style:style style:name="P12" style:family="paragraph" style:parent-style-name="Standard">
      <style:paragraph-properties fo:text-align="end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4" style:family="paragraph" style:parent-style-name="Standard">
      <style:paragraph-properties fo:line-height="115%"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8pt" fo:language="pl" fo:country="PL" fo:font-style="italic" officeooo:rsid="001a01ac" officeooo:paragraph-rsid="001a01ac" style:font-size-asian="15.75pt" style:font-style-asian="italic" style:font-size-complex="18pt" style:font-style-complex="italic"/>
    </style:style>
    <style:style style:name="P16" style:family="paragraph" style:parent-style-name="Standard">
      <style:paragraph-properties fo:text-align="center" style:justify-single-word="false"/>
      <style:text-properties fo:font-size="22pt" fo:language="pl" fo:country="PL" officeooo:rsid="001a01ac" officeooo:paragraph-rsid="001a01ac" style:font-size-asian="22pt" style:font-size-complex="2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1bcf59" officeooo:paragraph-rsid="001bcf59" style:font-size-asian="14pt" style:font-style-asian="normal" style:font-size-complex="16pt" style:font-style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54da7" style:font-size-asian="14pt" style:font-style-asian="normal" style:font-size-complex="16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ae710" style:font-size-asian="14pt" style:font-style-asian="normal" style:font-size-complex="16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6pt" fo:language="pl" fo:country="PL" fo:font-style="normal" officeooo:rsid="00254da7" officeooo:paragraph-rsid="002fe510" style:font-size-asian="14pt" style:font-style-asian="normal" style:font-size-complex="16pt" style:font-style-complex="normal"/>
    </style:style>
    <style:style style:name="P22" style:family="paragraph" style:parent-style-name="Standard">
      <style:paragraph-properties fo:text-align="start" style:justify-single-word="false"/>
      <style:text-properties fo:font-size="16pt" fo:language="pl" fo:country="PL" fo:font-style="normal" officeooo:rsid="00286480" officeooo:paragraph-rsid="00286480" style:font-size-asian="14pt" style:font-style-asian="normal" style:font-size-complex="16pt" style:font-style-complex="normal"/>
    </style:style>
    <style:style style:name="P23" style:family="paragraph" style:parent-style-name="Standard">
      <style:paragraph-properties fo:text-align="start" style:justify-single-word="false"/>
      <style:text-properties fo:font-size="16pt" fo:language="pl" fo:country="PL" fo:font-style="normal" officeooo:rsid="002ae710" officeooo:paragraph-rsid="002ae710" style:font-size-asian="14pt" style:font-style-asian="normal" style:font-size-complex="16pt" style:font-style-complex="normal"/>
    </style:style>
    <style:style style:name="P24" style:family="paragraph" style:parent-style-name="Standard" style:list-style-name="L3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5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10db9" style:font-size-asian="14pt" style:font-style-asian="normal" style:font-size-complex="16pt" style:font-style-complex="normal"/>
    </style:style>
    <style:style style:name="P26" style:family="paragraph" style:parent-style-name="Standard">
      <style:paragraph-properties fo:text-align="start" style:justify-single-word="false"/>
      <style:text-properties fo:font-size="16pt" fo:language="pl" fo:country="PL" fo:font-style="normal" officeooo:rsid="00310db9" officeooo:paragraph-rsid="00336613" style:font-size-asian="14pt" style:font-style-asian="normal" style:font-size-complex="16pt" style:font-style-complex="normal"/>
    </style:style>
    <style:style style:name="P27" style:family="paragraph" style:parent-style-name="Standard">
      <style:paragraph-properties fo:text-align="start" style:justify-single-word="false"/>
      <style:text-properties fo:font-size="16pt" fo:language="pl" fo:country="PL" fo:font-style="normal" officeooo:rsid="00336613" officeooo:paragraph-rsid="00310db9" style:font-size-asian="14pt" style:font-style-asian="normal" style:font-size-complex="16pt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1491d" style:font-size-asian="14pt" style:font-style-asian="normal" style:font-size-complex="16pt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44df8" style:font-size-asian="14pt" style:font-style-asian="normal" style:font-size-complex="16pt" style:font-style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5983e" style:font-size-asian="14pt" style:font-style-asian="normal" style:font-size-complex="16pt" style:font-style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2" style:family="paragraph" style:parent-style-name="Standard">
      <style:paragraph-properties fo:text-align="start" style:justify-single-word="false"/>
      <style:text-properties fo:font-size="16pt" fo:language="pl" fo:country="PL" fo:font-style="normal" officeooo:rsid="0041491d" officeooo:paragraph-rsid="00481801" style:font-size-asian="14pt" style:font-style-asian="normal" style:font-size-complex="16pt" style:font-style-complex="normal"/>
    </style:style>
    <style:style style:name="P33" style:family="paragraph" style:parent-style-name="Standard">
      <style:paragraph-properties fo:text-align="start" style:justify-single-word="false"/>
      <style:text-properties fo:font-size="16pt" fo:language="pl" fo:country="PL" fo:font-style="normal" officeooo:rsid="0043143f" officeooo:paragraph-rsid="0043143f" style:font-size-asian="14pt" style:font-style-asian="normal" style:font-size-complex="16pt" style:font-style-complex="normal"/>
    </style:style>
    <style:style style:name="P34" style:family="paragraph" style:parent-style-name="Standard">
      <style:paragraph-properties fo:text-align="start" style:justify-single-word="false"/>
      <style:text-properties fo:font-size="16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6pt" fo:language="pl" fo:country="PL" fo:font-style="normal" officeooo:rsid="00488239" officeooo:paragraph-rsid="00488239" style:font-size-asian="14pt" style:font-style-asian="normal" style:font-size-complex="16pt" style:font-style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bcf59" officeooo:paragraph-rsid="001bcf59" style:font-size-asian="15pt" style:font-style-asian="normal" style:font-size-complex="15pt" style:font-style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5pt" fo:language="pl" fo:country="PL" fo:font-style="normal" officeooo:rsid="001c4d8e" officeooo:paragraph-rsid="001c4d8e" style:font-size-asian="15pt" style:font-style-asian="normal" style:font-size-complex="15pt" style:font-style-complex="normal"/>
    </style:style>
    <style:style style:name="P38" style:family="paragraph" style:parent-style-name="Standard">
      <style:paragraph-properties fo:text-align="start" style:justify-single-word="false"/>
      <style:text-properties fo:font-size="15pt" fo:language="pl" fo:country="PL" fo:font-style="normal" officeooo:rsid="001d9ad8" officeooo:paragraph-rsid="001d9ad8" style:font-size-asian="15pt" style:font-style-asian="normal" style:font-size-complex="15pt" style:font-style-complex="normal"/>
    </style:style>
    <style:style style:name="P39" style:family="paragraph" style:parent-style-name="Standard">
      <style:paragraph-properties fo:text-align="start" style:justify-single-word="false"/>
      <style:text-properties fo:font-size="15pt" fo:language="pl" fo:country="PL" fo:font-style="normal" officeooo:rsid="00254da7" officeooo:paragraph-rsid="002ae710" style:font-size-asian="15pt" style:font-style-asian="normal" style:font-size-complex="15pt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5pt" fo:language="pl" fo:country="PL" fo:font-style="normal" officeooo:rsid="00310db9" officeooo:paragraph-rsid="00310db9" style:font-size-asian="15pt" style:font-style-asian="normal" style:font-size-complex="15pt" style:font-style-complex="normal"/>
    </style:style>
    <style:style style:name="P41" style:family="paragraph" style:parent-style-name="Standard">
      <style:paragraph-properties fo:text-align="start" style:justify-single-word="false"/>
      <style:text-properties fo:font-size="15pt" fo:language="pl" fo:country="PL" fo:font-style="normal" officeooo:rsid="00331e56" officeooo:paragraph-rsid="00331e56" style:font-size-asian="15pt" style:font-style-asian="normal" style:font-size-complex="15pt" style:font-style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2fe510"/>
    </style:style>
    <style:style style:name="P43" style:family="paragraph" style:parent-style-name="Standard">
      <style:paragraph-properties fo:text-align="start" style:justify-single-word="false"/>
      <style:text-properties officeooo:paragraph-rsid="003d8b9a"/>
    </style:style>
    <style:style style:name="P44" style:family="paragraph" style:parent-style-name="Standard">
      <style:paragraph-properties fo:text-align="start" style:justify-single-word="false"/>
      <style:text-properties officeooo:paragraph-rsid="0045983e"/>
    </style:style>
    <style:style style:name="P45" style:family="paragraph" style:parent-style-name="Standard">
      <style:paragraph-properties fo:text-align="start" style:justify-single-word="false"/>
      <style:text-properties officeooo:paragraph-rsid="00467672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bcf59" officeooo:paragraph-rsid="001bcf59" style:font-size-asian="14pt" style:font-style-asian="normal" style:font-size-complex="14pt" style:font-style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c4d8e" style:font-size-asian="14pt" style:font-style-asian="normal" style:font-size-complex="14pt" style:font-style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1d9ad8" style:font-size-asian="14pt" style:font-style-asian="normal" style:font-size-complex="14pt" style:font-style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1fb4b" style:font-size-asian="14pt" style:font-style-asian="normal" style:font-size-complex="14pt" style:font-style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1" style:family="paragraph" style:parent-style-name="Standard">
      <style:paragraph-properties fo:text-align="start" style:justify-single-word="false"/>
      <style:text-properties fo:font-size="14pt" fo:language="pl" fo:country="PL" fo:font-style="normal" officeooo:rsid="001c4d8e" officeooo:paragraph-rsid="002fe510" style:font-size-asian="14pt" style:font-style-asian="normal" style:font-size-complex="14pt" style:font-style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53" style:family="paragraph" style:parent-style-name="Standard">
      <style:paragraph-properties fo:text-align="start" style:justify-single-word="false"/>
      <style:text-properties fo:font-size="14pt" fo:language="pl" fo:country="PL" fo:font-style="normal" officeooo:rsid="001d9ad8" officeooo:paragraph-rsid="001d9ad8" style:font-size-asian="14pt" style:font-style-asian="normal" style:font-size-complex="14pt" style:font-style-complex="normal"/>
    </style:style>
    <style:style style:name="P54" style:family="paragraph" style:parent-style-name="Standard">
      <style:paragraph-properties fo:text-align="start" style:justify-single-word="false"/>
      <style:text-properties fo:font-size="14pt" fo:language="pl" fo:country="PL" fo:font-style="normal" officeooo:rsid="00254da7" officeooo:paragraph-rsid="002ae710" style:font-size-asian="14pt" style:font-style-asian="normal" style:font-size-complex="14pt" style:font-style-complex="normal"/>
    </style:style>
    <style:style style:name="P55" style:family="paragraph" style:parent-style-name="Standard" style:list-style-name="L3">
      <style:paragraph-properties fo:text-align="start" style:justify-single-word="false"/>
      <style:text-properties fo:font-size="14pt" fo:language="pl" fo:country="PL" fo:font-style="normal" officeooo:rsid="002fe510" officeooo:paragraph-rsid="002fe510" style:font-size-asian="14pt" style:font-style-asian="normal" style:font-size-complex="14pt" style:font-style-complex="normal"/>
    </style:style>
    <style:style style:name="P56" style:family="paragraph" style:parent-style-name="Standard">
      <style:paragraph-properties fo:text-align="start" style:justify-single-word="false"/>
      <style:text-properties fo:font-size="14pt" fo:language="pl" fo:country="PL" fo:font-style="normal" officeooo:rsid="00444df8" officeooo:paragraph-rsid="00444df8" style:font-size-asian="14pt" style:font-style-asian="normal" style:font-size-complex="14pt" style:font-style-complex="normal"/>
    </style:style>
    <style:style style:name="P57" style:family="paragraph" style:parent-style-name="Standard">
      <style:paragraph-properties fo:text-align="start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58" style:family="paragraph" style:parent-style-name="Standard">
      <style:paragraph-properties fo:text-align="center" style:justify-single-word="false"/>
      <style:text-properties fo:font-size="14pt" fo:language="pl" fo:country="PL" fo:font-style="normal" officeooo:rsid="00483331" officeooo:paragraph-rsid="00483331" style:font-size-asian="14pt" style:font-style-asian="normal" style:font-size-complex="14pt" style:font-style-complex="normal"/>
    </style:style>
    <style:style style:name="P59" style:family="paragraph" style:parent-style-name="Standard">
      <style:paragraph-properties fo:text-align="start" style:justify-single-word="false"/>
      <style:text-properties fo:font-size="14pt" fo:language="pl" fo:country="PL" fo:font-style="normal" officeooo:rsid="003bf207" officeooo:paragraph-rsid="003bf207" style:font-size-asian="12.25pt" style:font-style-asian="normal" style:font-size-complex="14pt" style:font-style-complex="normal"/>
    </style:style>
    <style:style style:name="P60" style:family="paragraph" style:parent-style-name="Standard">
      <style:paragraph-properties fo:text-align="start" style:justify-single-word="false"/>
      <style:text-properties fo:font-size="14pt" fo:language="pl" fo:country="PL" fo:font-style="italic" officeooo:rsid="0035b428" officeooo:paragraph-rsid="0035b428" style:font-size-asian="14pt" style:font-style-asian="italic" style:font-size-complex="14pt" style:font-style-complex="italic"/>
    </style:style>
    <style:style style:name="P61" style:family="paragraph" style:parent-style-name="Standard">
      <style:paragraph-properties fo:text-align="start" style:justify-single-word="false"/>
      <style:text-properties fo:font-size="14pt" officeooo:paragraph-rsid="002fe510" style:font-size-asian="12.25pt" style:font-size-complex="14pt"/>
    </style:style>
    <style:style style:name="P62" style:family="paragraph" style:parent-style-name="Standard">
      <style:paragraph-properties fo:text-align="center" style:justify-single-word="false"/>
      <style:text-properties fo:font-size="14pt" officeooo:paragraph-rsid="00483331" style:font-size-asian="14pt" style:font-size-complex="14pt"/>
    </style:style>
    <style:style style:name="P63" style:family="paragraph" style:parent-style-name="Standard">
      <style:paragraph-properties fo:text-align="center" style:justify-single-word="false"/>
      <style:text-properties fo:font-size="36pt" fo:language="pl" fo:country="PL" fo:font-weight="bold" officeooo:rsid="001a01ac" officeooo:paragraph-rsid="001a01ac" style:font-size-asian="36pt" style:font-weight-asian="bold" style:font-size-complex="36pt" style:font-weight-complex="bold"/>
    </style:style>
    <style:style style:name="P64" style:family="paragraph" style:parent-style-name="Standard">
      <style:paragraph-properties fo:text-align="center" style:justify-single-word="false"/>
      <style:text-properties officeooo:paragraph-rsid="003d8b9a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4pt" officeooo:rsid="003d8b9a" officeooo:paragraph-rsid="003d8b9a" style:font-size-asian="14pt" style:font-size-complex="14pt"/>
    </style:style>
    <style:style style:name="P66" style:family="paragraph" style:parent-style-name="Standard">
      <style:paragraph-properties fo:text-align="start" style:justify-single-word="false"/>
      <style:text-properties style:font-name="sans-serif" fo:font-size="12.75pt" fo:language="pl" fo:country="PL" fo:font-style="normal" officeooo:rsid="0045983e" officeooo:paragraph-rsid="0045983e" style:font-size-asian="14pt" style:font-style-asian="normal" style:font-size-complex="16pt" style:font-style-complex="normal"/>
    </style:style>
    <style:style style:name="P67" style:family="paragraph" style:parent-style-name="Standard">
      <style:paragraph-properties fo:text-align="start" style:justify-single-word="false"/>
      <style:text-properties style:font-name="sans-serif" fo:font-size="12.75pt" officeooo:paragraph-rsid="0045983e"/>
    </style:style>
    <style:style style:name="P68" style:family="paragraph" style:parent-style-name="Standard">
      <style:paragraph-properties fo:text-align="start" style:justify-single-word="false"/>
      <style:text-properties style:font-name="sans-serif" fo:font-size="12.75pt" officeooo:rsid="00467672" officeooo:paragraph-rsid="00467672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9ad8" officeooo:paragraph-rsid="001d9a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e510" officeooo:paragraph-rsid="002fe5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613" officeooo:paragraph-rsid="003366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856e" officeooo:paragraph-rsid="003885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447" officeooo:paragraph-rsid="003ef4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67672" officeooo:paragraph-rsid="004676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3331" officeooo:paragraph-rsid="004833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c4d8e"/>
    </style:style>
    <style:style style:name="T2" style:family="text">
      <style:text-properties style:text-underline-style="solid" style:text-underline-width="auto" style:text-underline-color="font-color" officeooo:rsid="001c4d8e"/>
    </style:style>
    <style:style style:name="T3" style:family="text">
      <style:text-properties officeooo:rsid="001d9ad8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officeooo:rsid="001d9ad8" style:font-size-asian="15pt" style:font-size-complex="15pt"/>
    </style:style>
    <style:style style:name="T6" style:family="text">
      <style:text-properties fo:font-size="15pt" officeooo:rsid="002b9ed3" style:font-size-asian="15pt" style:font-size-complex="15pt"/>
    </style:style>
    <style:style style:name="T7" style:family="text">
      <style:text-properties fo:font-size="15pt" officeooo:rsid="002c7504" style:font-size-asian="15pt" style:font-size-complex="15pt"/>
    </style:style>
    <style:style style:name="T8" style:family="text">
      <style:text-properties fo:font-size="15pt" officeooo:rsid="002fe510" style:font-size-asian="15pt" style:font-size-complex="15pt"/>
    </style:style>
    <style:style style:name="T9" style:family="text">
      <style:text-properties fo:font-size="15pt" officeooo:rsid="0034fd94" style:font-size-asian="15pt" style:font-size-complex="15pt"/>
    </style:style>
    <style:style style:name="T10" style:family="text">
      <style:text-properties fo:font-size="15pt" fo:font-style="italic" style:font-size-asian="15pt" style:font-style-asian="italic" style:font-size-complex="15pt" style:font-style-complex="italic"/>
    </style:style>
    <style:style style:name="T11" style:family="text">
      <style:text-properties officeooo:rsid="0020a5ce"/>
    </style:style>
    <style:style style:name="T12" style:family="text">
      <style:text-properties officeooo:rsid="00286480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331e56" style:font-size-asian="12.25pt" style:font-size-complex="14pt"/>
    </style:style>
    <style:style style:name="T15" style:family="text">
      <style:text-properties fo:font-size="14pt" officeooo:rsid="003eda6a" style:font-size-asian="14pt" style:font-size-complex="14pt"/>
    </style:style>
    <style:style style:name="T16" style:family="text">
      <style:text-properties fo:font-size="14pt" officeooo:rsid="003ef447" style:font-size-asian="14pt" style:font-size-complex="14pt"/>
    </style:style>
    <style:style style:name="T17" style:family="text">
      <style:text-properties fo:font-size="14pt" style:font-size-complex="14pt"/>
    </style:style>
    <style:style style:name="T18" style:family="text">
      <style:text-properties fo:font-size="14pt" officeooo:rsid="00286480" style:font-size-complex="14pt"/>
    </style:style>
    <style:style style:name="T19" style:family="text">
      <style:text-properties fo:font-size="14pt" officeooo:rsid="00298e64" style:font-size-complex="14pt"/>
    </style:style>
    <style:style style:name="T20" style:family="text">
      <style:text-properties fo:font-size="14pt" officeooo:rsid="002ae710" style:font-size-complex="14pt"/>
    </style:style>
    <style:style style:name="T21" style:family="text">
      <style:text-properties fo:font-size="14pt" officeooo:rsid="0034fd94" style:font-size-complex="14pt"/>
    </style:style>
    <style:style style:name="T22" style:family="text">
      <style:text-properties fo:font-size="14pt" fo:language="pl" fo:country="PL" fo:font-style="normal" officeooo:rsid="00467672" style:font-size-asian="14pt" style:font-style-asian="normal" style:font-size-complex="14pt" style:font-style-complex="normal"/>
    </style:style>
    <style:style style:name="T23" style:family="text">
      <style:text-properties fo:font-size="14pt" fo:language="pl" fo:country="PL" fo:font-style="normal" officeooo:rsid="001a01ac" style:font-size-asian="12.25pt" style:font-style-asian="normal" style:font-size-complex="14pt" style:font-style-complex="normal"/>
    </style:style>
    <style:style style:name="T24" style:family="text">
      <style:text-properties fo:font-size="14pt" fo:language="pl" fo:country="PL" fo:font-style="normal" officeooo:rsid="003d8b9a" style:font-size-asian="12.25pt" style:font-style-asian="normal" style:font-size-complex="14pt" style:font-style-complex="normal"/>
    </style:style>
    <style:style style:name="T25" style:family="text">
      <style:text-properties fo:font-size="14pt" fo:language="pl" fo:country="PL" officeooo:rsid="003d8b9a" style:font-size-asian="12.25pt" style:font-size-complex="14pt"/>
    </style:style>
    <style:style style:name="T26" style:family="text">
      <style:text-properties fo:font-size="14pt" fo:font-style="italic" officeooo:rsid="00331e56" style:font-size-asian="12.25pt" style:font-style-asian="italic" style:font-size-complex="14pt" style:font-style-complex="italic"/>
    </style:style>
    <style:style style:name="T27" style:family="text">
      <style:text-properties fo:font-size="14pt" fo:font-style="normal" officeooo:rsid="0035b428" style:font-size-asian="14pt" style:font-style-asian="normal" style:font-size-complex="14pt" style:font-style-complex="normal"/>
    </style:style>
    <style:style style:name="T28" style:family="text">
      <style:text-properties fo:font-size="14pt" fo:font-style="normal" officeooo:rsid="0036e2cf" style:font-size-asian="14pt" style:font-style-asian="normal" style:font-size-complex="14pt" style:font-style-complex="normal"/>
    </style:style>
    <style:style style:name="T29" style:family="text">
      <style:text-properties fo:font-size="14pt" fo:font-style="normal" officeooo:rsid="00388504" style:font-size-asian="14pt" style:font-style-asian="normal" style:font-size-complex="14pt" style:font-style-complex="normal"/>
    </style:style>
    <style:style style:name="T30" style:family="text">
      <style:text-properties fo:font-size="14pt" fo:font-style="normal" officeooo:rsid="003a4509" style:font-size-asian="14pt" style:font-style-asian="normal" style:font-size-complex="14pt" style:font-style-complex="normal"/>
    </style:style>
    <style:style style:name="T31" style:family="text">
      <style:text-properties fo:font-size="14pt" fo:font-style="normal" officeooo:rsid="0041491d" style:font-size-asian="14pt" style:font-style-asian="normal" style:font-size-complex="14pt" style:font-style-complex="normal"/>
    </style:style>
    <style:style style:name="T32" style:family="text">
      <style:text-properties officeooo:rsid="002b9ed3"/>
    </style:style>
    <style:style style:name="T33" style:family="text">
      <style:text-properties fo:font-size="16pt" fo:font-style="normal" officeooo:rsid="0034fd94" style:font-size-asian="14pt" style:font-style-asian="normal" style:font-size-complex="16pt" style:font-style-complex="normal"/>
    </style:style>
    <style:style style:name="T34" style:family="text">
      <style:text-properties fo:font-size="16pt" fo:font-style="normal" style:font-size-asian="16pt" style:font-style-asian="normal" style:font-size-complex="16pt" style:font-style-complex="normal"/>
    </style:style>
    <style:style style:name="T35" style:family="text">
      <style:text-properties fo:font-size="16pt" fo:font-style="normal" officeooo:rsid="0035b428" style:font-size-asian="16pt" style:font-style-asian="normal" style:font-size-complex="16pt" style:font-style-complex="normal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6pt" officeooo:rsid="0035b428" style:font-size-asian="16pt" style:font-size-complex="16pt"/>
    </style:style>
    <style:style style:name="T38" style:family="text">
      <style:text-properties fo:font-size="16pt" officeooo:rsid="003bf207" style:font-size-asian="16pt" style:font-size-complex="16pt"/>
    </style:style>
    <style:style style:name="T39" style:family="text">
      <style:text-properties style:font-name="sans-serif"/>
    </style:style>
    <style:style style:name="T40" style:family="text">
      <style:text-properties style:font-name="sans-serif" fo:font-size="12.75pt"/>
    </style:style>
    <style:style style:name="T41" style:family="text">
      <style:text-properties style:font-name="sans-serif" fo:font-size="12.75pt" officeooo:rsid="003d8b9a" style:font-size-asian="12.25pt" style:font-size-complex="14pt"/>
    </style:style>
    <style:style style:name="T42" style:family="text">
      <style:text-properties style:font-name="sans-serif" fo:font-size="12.75pt" officeooo:rsid="003ef447"/>
    </style:style>
    <style:style style:name="T43" style:family="text">
      <style:text-properties style:font-name="sans-serif" fo:font-size="12.75pt" fo:language="pl" fo:country="PL" fo:font-style="normal" officeooo:rsid="0045983e" style:font-size-asian="14pt" style:font-style-asian="normal" style:font-size-complex="16pt" style:font-style-complex="normal"/>
    </style:style>
    <style:style style:name="T44" style:family="text">
      <style:text-properties style:font-name="sans-serif" fo:font-size="9pt"/>
    </style:style>
    <style:style style:name="T45" style:family="text">
      <style:text-properties style:font-name="sans-serif" fo:font-size="9pt" officeooo:rsid="003ef447"/>
    </style:style>
    <style:style style:name="T46" style:family="text">
      <style:text-properties style:font-name="sans-serif" fo:language="pl" fo:country="PL" fo:font-style="normal" officeooo:rsid="00483331" style:font-style-asian="normal" style:font-style-complex="normal"/>
    </style:style>
    <style:style style:name="T47" style:family="text">
      <style:text-properties style:font-name="sans-serif" officeooo:rsid="00483331"/>
    </style:style>
    <style:style style:name="T48" style:family="text">
      <style:text-properties style:font-name="Liberation Serif" fo:font-size="15pt" fo:language="pl" fo:country="PL" fo:font-style="normal" officeooo:rsid="002fe510" style:font-size-asian="15pt" style:font-style-asian="normal" style:font-size-complex="15pt" style:font-style-complex="normal"/>
    </style:style>
    <style:style style:name="T49" style:family="text">
      <style:text-properties style:font-name="Liberation Serif" fo:font-size="15pt" fo:language="pl" fo:country="PL" fo:font-style="italic" officeooo:rsid="002fe510" style:font-size-asian="15pt" style:font-style-asian="italic" style:font-size-complex="15pt" style:font-style-complex="italic"/>
    </style:style>
    <style:style style:name="T50" style:family="text">
      <style:text-properties style:font-name="Liberation Serif" fo:font-size="15pt" fo:language="pl" fo:country="PL" fo:font-style="italic" officeooo:rsid="00310db9" style:font-size-asian="15pt" style:font-style-asian="italic" style:font-size-complex="15pt" style:font-style-complex="italic"/>
    </style:style>
    <style:style style:name="T51" style:family="text">
      <style:text-properties style:font-name="Liberation Serif" fo:font-size="15pt" officeooo:rsid="002fe510" style:font-size-asian="15pt" style:font-size-complex="15pt"/>
    </style:style>
    <style:style style:name="T52" style:family="text">
      <style:text-properties style:font-name="Liberation Serif" fo:font-size="15pt" fo:font-style="italic" officeooo:rsid="002fe510" style:font-size-asian="15pt" style:font-style-asian="italic" style:font-size-complex="15pt" style:font-style-complex="italic"/>
    </style:style>
    <style:style style:name="T53" style:family="text">
      <style:text-properties style:font-name="Liberation Serif" fo:font-size="9pt" fo:font-style="italic" officeooo:rsid="002fe510" style:font-size-asian="15pt" style:font-style-asian="italic" style:font-size-complex="15pt" style:font-style-complex="italic"/>
    </style:style>
    <style:style style:name="T54" style:family="text">
      <style:text-properties style:font-name="Liberation Serif" fo:font-size="9pt" fo:language="pl" fo:country="PL" fo:font-style="italic" officeooo:rsid="002fe510" style:font-size-asian="15pt" style:font-style-asian="italic" style:font-size-complex="15pt" style:font-style-complex="italic"/>
    </style:style>
    <style:style style:name="T55" style:family="text">
      <style:text-properties style:font-name="Liberation Serif" fo:font-size="14pt" fo:language="pl" fo:country="PL" fo:font-style="normal" officeooo:rsid="00310db9" style:font-size-asian="14pt" style:font-style-asian="normal" style:font-size-complex="14pt" style:font-style-complex="normal"/>
    </style:style>
    <style:style style:name="T56" style:family="text">
      <style:text-properties style:font-name="Liberation Serif" fo:font-size="14pt" fo:language="pl" fo:country="PL" fo:font-style="normal" officeooo:rsid="002fe510" style:font-size-asian="14pt" style:font-style-asian="normal" style:font-size-complex="14pt" style:font-style-complex="normal"/>
    </style:style>
    <style:style style:name="T57" style:family="text">
      <style:text-properties style:font-name="Liberation Serif" fo:font-size="14pt" officeooo:rsid="003d8b9a" style:font-size-asian="12.25pt" style:font-size-complex="14pt"/>
    </style:style>
    <style:style style:name="T58" style:family="text">
      <style:text-properties style:font-name="Liberation Serif" fo:font-size="14pt" officeooo:rsid="00467672" style:font-size-asian="14pt" style:font-size-complex="14pt"/>
    </style:style>
    <style:style style:name="T59" style:family="text">
      <style:text-properties style:font-name="Liberation Serif" fo:font-size="14pt" officeooo:rsid="00481801" style:font-size-asian="14pt" style:font-size-complex="14pt"/>
    </style:style>
    <style:style style:name="T60" style:family="text">
      <style:text-properties style:font-name="Liberation Serif" fo:language="pl" fo:country="PL" fo:font-style="italic" officeooo:rsid="00310db9" style:font-style-asian="italic" style:font-style-complex="italic"/>
    </style:style>
    <style:style style:name="T61" style:family="text">
      <style:text-properties style:font-name="Liberation Serif" fo:language="pl" fo:country="PL" fo:font-style="normal" officeooo:rsid="00310db9" style:font-style-asian="normal" style:font-style-complex="normal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31bbcd"/>
    </style:style>
    <style:style style:name="T64" style:family="text">
      <style:text-properties officeooo:rsid="00336613"/>
    </style:style>
    <style:style style:name="T65" style:family="text">
      <style:text-properties officeooo:rsid="0034fd94"/>
    </style:style>
    <style:style style:name="T66" style:family="text">
      <style:text-properties officeooo:rsid="003d8b9a"/>
    </style:style>
    <style:style style:name="T67" style:family="text">
      <style:text-properties officeooo:rsid="003ef447"/>
    </style:style>
    <style:style style:name="T68" style:family="text">
      <style:text-properties officeooo:rsid="0040ed52"/>
    </style:style>
    <style:style style:name="T69" style:family="text">
      <style:text-properties officeooo:rsid="0043143f"/>
    </style:style>
    <style:style style:name="T70" style:family="text">
      <style:text-properties officeooo:rsid="00444df8"/>
    </style:style>
    <style:style style:name="T71" style:family="text">
      <style:text-properties officeooo:rsid="0045983e"/>
    </style:style>
    <style:style style:name="T72" style:family="text">
      <style:text-properties officeooo:rsid="00481801"/>
    </style:style>
    <style:style style:name="T73" style:family="text">
      <style:text-properties officeooo:rsid="0048d9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1"/>
      <text:p text:style-name="P12">17.10.2019</text:p>
      <text:p text:style-name="P11"/>
      <text:p text:style-name="P11"/>
      <text:p text:style-name="P11"/>
      <text:p text:style-name="P11"/>
      <text:p text:style-name="P11"/>
      <text:p text:style-name="P63">Obliczenia Naukowe</text:p>
      <text:p text:style-name="P63"/>
      <text:p text:style-name="P63"/>
      <text:p text:style-name="P63"/>
      <text:p text:style-name="P11"/>
      <text:p text:style-name="P16">Lista Nr 1( laboratorium)</text:p>
      <text:p text:style-name="P11"/>
      <text:p text:style-name="P11"/>
      <text:p text:style-name="P11"/>
      <text:p text:style-name="P13">Piotr Popi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"/>
      <text:list xml:id="list413889033" text:style-name="L1">
        <text:list-item>
          <text:p text:style-name="P2">Zadanie 1</text:p>
        </text:list-item>
      </text:list>
      <text:list xml:id="list1633621177" text:style-name="L3">
        <text:list-header>
          <text:p text:style-name="P17"><text:span text:style-name="T65">1.1 </text:span>Wyznaczanie macheps( epsilon maszynowy)</text:p>
          <text:p text:style-name="P36"/>
          <text:list>
            <text:list-item>
              <text:list>
                <text:list-header>
                  <text:p text:style-name="P36"><text:span text:style-name="T65">1</text:span>.1.1 Opis problemu</text:p>
                </text:list-header>
              </text:list>
              <text:p text:style-name="P46">Epsilon maszynowy<text:span text:style-name="T1">( macheps)</text:span> to najmniejsza, dodatnia liczba taka, że </text:p>
              <text:p text:style-name="P46">fl( 1.0+ macheps) &gt; 1.0. <text:span text:style-name="T1">Wyznaczenie macheps dla wszystkich wyznaczonych typów zmiennopozycyjnych zgodnych z standardem IEEE 754: Float16( </text:span><text:span text:style-name="T2">half</text:span><text:span text:style-name="T1">), Float32( </text:span><text:span text:style-name="T2">single</text:span><text:span text:style-name="T1">) i Float64( </text:span><text:span text:style-name="T2">dobule</text:span><text:span text:style-name="T1">) wymaga od nas wymyślenia odpowiedniego podejścia do wyznaczenia minimalnej, zauważalnej dla komputera liczby.</text:span></text:p>
              <text:p text:style-name="P36"/>
              <text:list text:continue-numbering="true">
                <text:list-header>
                  <text:p text:style-name="P37"><text:span text:style-name="T65">1.</text:span>1.2 Rozwiązanie problemu</text:p>
                </text:list-header>
              </text:list>
              <text:p text:style-name="P47">Podejście iteracyjnie jest odpowiednią drogą do wyznaczenia takiej liczby. Początkowo nadajemy macheps’ owi wartość 1.0. Następnie macheps( początkowo 1.0) dzielimy iteracyjnie w pętli przez 2 dopóki </text:p>
              <text:p text:style-name="P48">warunek (1.0+macheps*0.5)&gt;1.0 jest spełniony. Warunek wynika z tego, iż bada on jak wygląda macheps w kolejnej iteracji. Jeśli KOLEJNY machpes nie spełnia wyżej wymienionego warunku znaczy to, że poprzedni( aktualny) epsilon maszynowy jest poprawny i NAJMNIEJSZY, <text:span text:style-name="T3">wtedy program przerywa iterowanie i zwraca szukany macheps. Rozwiązanie w języku Julia w załączonym pliku ZIP w module exercise1.</text:span></text:p>
              <text:list text:continue-numbering="true">
                <text:list-header>
                  <text:p text:style-name="P48"><text:span text:style-name="T5"/></text:p>
                  <text:p text:style-name="P48"><text:span text:style-name="T9">1.</text:span><text:span text:style-name="T5">1.3 <text:s/>Wyniki</text:span></text:p>
                </text:list-header>
              </text:list>
              <text:p text:style-name="P52"><text:span text:style-name="T4"/></text:p>
            </text:list-item>
          </text:list>
        </text:list-header>
      </text:list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0">Typ zmiennopozycyjny</text:p>
          </table:table-cell>
          <table:table-cell table:style-name="Table1.A1" office:value-type="string">
            <text:p text:style-name="P70">macheps</text:p>
          </table:table-cell>
          <table:table-cell table:style-name="Table1.A1" office:value-type="string">
            <text:p text:style-name="P70">eps()</text:p>
          </table:table-cell>
          <table:table-cell table:style-name="Table1.D1" office:value-type="string">
            <text:p text:style-name="P70">Float.h value</text:p>
          </table:table-cell>
        </table:table-row>
        <table:table-row>
          <table:table-cell table:style-name="Table1.A2" office:value-type="string">
            <text:p text:style-name="P70">Float16</text:p>
          </table:table-cell>
          <table:table-cell table:style-name="Table1.A2" office:value-type="string">
            <text:p text:style-name="P71"><text:s/>0.0009765625</text:p>
          </table:table-cell>
          <table:table-cell table:style-name="Table1.A2" office:value-type="string">
            <text:p text:style-name="P71">0.000977</text:p>
          </table:table-cell>
          <table:table-cell table:style-name="Table1.D2" office:value-type="string">
            <text:p text:style-name="P71">---</text:p>
          </table:table-cell>
        </table:table-row>
        <table:table-row>
          <table:table-cell table:style-name="Table1.A2" office:value-type="string">
            <text:p text:style-name="P70">Float32</text:p>
          </table:table-cell>
          <table:table-cell table:style-name="Table1.A2" office:value-type="string">
            <text:p text:style-name="P71">1.1920928955078125e-7</text:p>
          </table:table-cell>
          <table:table-cell table:style-name="Table1.A2" office:value-type="string">
            <text:p text:style-name="P71">1.1920929e-7</text:p>
          </table:table-cell>
          <table:table-cell table:style-name="Table1.D2" office:value-type="string">
            <text:p text:style-name="P71">1.1920928955078125e-07</text:p>
          </table:table-cell>
        </table:table-row>
        <table:table-row>
          <table:table-cell table:style-name="Table1.A2" office:value-type="string">
            <text:p text:style-name="P70">Float64</text:p>
          </table:table-cell>
          <table:table-cell table:style-name="Table1.A2" office:value-type="string">
            <text:p text:style-name="P71">2.220446049250313e-16</text:p>
          </table:table-cell>
          <table:table-cell table:style-name="Table1.A2" office:value-type="string">
            <text:p text:style-name="P71">2.220446049250313e-16</text:p>
          </table:table-cell>
          <table:table-cell table:style-name="Table1.D2" office:value-type="string">
            <text:p text:style-name="P71">2.2204460492503131e-16</text:p>
          </table:table-cell>
        </table:table-row>
      </table:table>
      <text:list xml:id="list183939845891270" text:continue-numbering="true" text:style-name="L3">
        <text:list-item>
          <text:list>
            <text:list-header>
              <text:p text:style-name="P52"><text:span text:style-name="T4"/></text:p>
            </text:list-header>
          </text:list>
        </text:list-item>
      </text:list>
      <text:p text:style-name="P53"><text:span text:style-name="T4"/></text:p>
      <text:p text:style-name="P53"><text:span text:style-name="T4"/></text:p>
      <text:p text:style-name="P53"><text:span text:style-name="T4"/></text:p>
      <text:list xml:id="list183939967171488" text:continue-numbering="true" text:style-name="L3">
        <text:list-item>
          <text:list>
            <text:list-item>
              <text:list>
                <text:list-header>
                  <text:p text:style-name="P52"><text:soft-page-break/><text:span text:style-name="T9">1.</text:span><text:span text:style-name="T4">1.4 Wnioski</text:span></text:p>
                </text:list-header>
              </text:list>
            </text:list-item>
          </text:list>
        </text:list-item>
      </text:list>
      <text:p text:style-name="P53"><text:span text:style-name="T4"/></text:p>
      <text:list xml:id="list183939116463487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5"><text:span text:style-name="T9">1.</text:span><text:span text:style-name="T4">1.4.1 </text:span><text:span text:style-name="T10">Związek liczby macheps z precyzją arytmetyki</text:span></text:p>
                          <text:list>
                            <text:list-header>
                              <text:p text:style-name="P55"><text:span text:style-name="T4">Jeśli liczba nie może zostać zapisana w rozwinięciu dwójkowym na x bitach to musi ona zostać zastąpiona przez liczbę posiadającą taką reprezentajcę. Tzw błąd przybliżenia.</text:span></text:p>
                              <text:p text:style-name="P50"><text:span text:style-name="T11">Macheps to liczba, która stanowi różnicę pomiędzy 1, a kolejną wyznaczalną większą liczbą. Zatem możemy ją potraktować jako swoistą miarę precyzji. (Gęstość liczb ?). Macheps jest odwrotnie proporcjonalny do precyzji obliczeń – tym większy macheps tym mniejsza precyzja działań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83939207658305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5"><text:span text:style-name="T9">1.</text:span><text:span text:style-name="T4">1.4.2 Ogólne</text:span></text:p>
                          <text:list text:continue-numbering="true">
                            <text:list-header>
                              <text:p text:style-name="P49"><text:span text:style-name="T11">Dzielenie przez 2 to bitowe przesunięcie w prawo. Czyli przesuwamy do momentu rozpoznania liczby jako zero maszynowe. <text:s text:c="2"/>Wartości nieskończeniewielu liczb są po prostu zaookrąglane. Macheps wyznaczony iteracyjnie jest bardziej precyzyjny niż wartość zwracana przez funkcję eps() i tak samo precyzyjny jak wartości z biblioteki float.h. <text:s/>Macheps, można <text:s/>nazwać miarą precyzji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item>
              </text:list>
              <text:p text:style-name="P52"><text:span text:style-name="T4"/></text:p>
            </text:list-item>
          </text:list>
        </text:list-item>
      </text:list>
      <text:p text:style-name="P38"/>
      <text:list xml:id="list183939139618579" text:continue-numbering="true" text:style-name="L3">
        <text:list-item>
          <text:list>
            <text:list-header>
              <text:p text:style-name="P37"/>
            </text:list-header>
          </text:list>
          <text:p text:style-name="P18"><text:span text:style-name="T65">1.2 <text:s/></text:span>Wyznaczenie eta</text:p>
        </text:list-item>
      </text:list>
      <text:p text:style-name="P19"/>
      <text:p text:style-name="P39"><text:span text:style-name="T12"><text:tab/>1.2.1 Opis problemu</text:span></text:p>
      <text:p text:style-name="P20"><text:span text:style-name="T18"><text:tab/>Kolejnym problemem jest wyznaczenie liczby eta. </text:span><text:span text:style-name="T19">Eta to <text:s/>minimalna liczba <text:tab/>spełniająca warunek eta &gt; 0.0, dla </text:span><text:span text:style-name="T20">wszystkich typów zmiennopozycyjnych: <text:tab/>Float16, Float 32, Float 64 zgodnych ze standardem IEEE 754( half, single, <text:tab/>double).Wyznaczone wartosci porównać z wartośćią metody nextFloat() dla <text:tab/>każdego z typów.</text:span></text:p>
      <text:p text:style-name="P20"><text:span text:style-name="T20"/></text:p>
      <text:p text:style-name="P20"><text:span text:style-name="T20"><text:tab/></text:span><text:span text:style-name="T21">1.</text:span><text:span text:style-name="T6">2.2 Rozwiązanie problemu</text:span></text:p>
      <text:p text:style-name="P54"><text:span text:style-name="T32"><text:tab/>Początkowo narzucamy wartośc ety na 1.0. I w kolejnych iteracjach pętli <text:tab/>zmniejszamy jej wartość dwukrotnie w pętli z warunkiem eta* 0.5 &gt; 0.0 . </text:span></text:p>
      <text:p text:style-name="P54"><text:span text:style-name="T32"><text:tab/>Przez co tak jak w poprzednim zadaniuwyznaczamy taką wartość, która po <text:tab/>kolejnym przesunięciu bitowym daje zero maszynowe. Poprzednia wartosc <text:tab/>od <text:tab/>zera maszynowego to nasza minimalna ETA.</text:span></text:p>
      <text:p text:style-name="P20"><text:span text:style-name="T6"><text:tab/></text:span></text:p>
      <text:p text:style-name="P20"><text:span text:style-name="T6"><text:tab/></text:span><text:span text:style-name="T9">1.</text:span><text:span text:style-name="T7">2.3 Wyniki</text:span></text:p>
      <text:p text:style-name="P20"><text:soft-page-break/><text:span text:style-name="T7"><text:tab/>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73">FTP</text:p>
          </table:table-cell>
          <table:table-cell table:style-name="Table2.A1" office:value-type="string">
            <text:p text:style-name="P73">Eta</text:p>
          </table:table-cell>
          <table:table-cell table:style-name="Table2.C1" office:value-type="string">
            <text:p text:style-name="P73">Nextfloat(0.0)</text:p>
          </table:table-cell>
        </table:table-row>
        <table:table-row>
          <table:table-cell table:style-name="Table2.A2" office:value-type="string">
            <text:p text:style-name="P73">Float16</text:p>
          </table:table-cell>
          <table:table-cell table:style-name="Table2.A2" office:value-type="string">
            <text:p text:style-name="P71">5.960464477539063e-8</text:p>
          </table:table-cell>
          <table:table-cell table:style-name="Table2.C2" office:value-type="string">
            <text:p text:style-name="P71">6.0e-8</text:p>
          </table:table-cell>
        </table:table-row>
        <table:table-row>
          <table:table-cell table:style-name="Table2.A2" office:value-type="string">
            <text:p text:style-name="P73">Float32</text:p>
          </table:table-cell>
          <table:table-cell table:style-name="Table2.A2" office:value-type="string">
            <text:p text:style-name="P71">1.401298464324817e-45</text:p>
          </table:table-cell>
          <table:table-cell table:style-name="Table2.C2" office:value-type="string">
            <text:p text:style-name="P71">1.0e-45</text:p>
          </table:table-cell>
        </table:table-row>
        <table:table-row>
          <table:table-cell table:style-name="Table2.A2" office:value-type="string">
            <text:p text:style-name="P73">Float64</text:p>
          </table:table-cell>
          <table:table-cell table:style-name="Table2.A2" office:value-type="string">
            <text:p text:style-name="P71">5.0e-324</text:p>
          </table:table-cell>
          <table:table-cell table:style-name="Table2.C2" office:value-type="string">
            <text:p text:style-name="P71">5.0e-324</text:p>
          </table:table-cell>
        </table:table-row>
      </table:table>
      <text:p text:style-name="P20"><text:span text:style-name="T7"/></text:p>
      <text:p text:style-name="P20"><text:span text:style-name="T7"/></text:p>
      <text:p text:style-name="P21"><text:span text:style-name="T7"><text:tab/></text:span></text:p>
      <text:p text:style-name="P21"><text:span text:style-name="T7"><text:tab/></text:span><text:span text:style-name="T9">1.</text:span><text:span text:style-name="T7">2.4</text:span><text:span text:style-name="T8"> Wnioski</text:span></text:p>
      <text:p text:style-name="P21"><text:span text:style-name="T8"/></text:p>
      <text:p text:style-name="P42"><text:span text:style-name="T48"><text:tab/><text:tab/>2.4.1 </text:span><text:span text:style-name="T51">Jaki związek ma liczba eta z liczbą </text:span><text:span text:style-name="T52">MIN</text:span><text:span text:style-name="T53">sub</text:span><text:span text:style-name="T48">?</text:span></text:p>
      <text:p text:style-name="P42"><text:span text:style-name="T48"><text:tab/><text:tab/></text:span><text:span text:style-name="T55">Eta to najmniejsza liczba zmiennoprzecinkowa różna od zera</text:span><text:span text:style-name="T56">, </text:span><text:span text:style-name="T55">którą <text:tab/><text:tab/><text:tab/><text:tab/>możemy zapisać w systemie zmiennopozycyjnym. Liczba eta jest <text:tab/><text:tab/><text:tab/><text:tab/>zdenormalizowana. Oznacza to, że wszystkie bity cechy mają wartość 0. W <text:tab/><text:tab/>liczbie eta ostatni bit mantysy wynosi 1. Eta to <text:s/></text:span><text:span text:style-name="T49">MIN</text:span><text:span text:style-name="T54">sub.</text:span></text:p>
      <text:p text:style-name="P42"><text:span text:style-name="T54"/></text:p>
      <text:p text:style-name="P42"><text:span text:style-name="T49"><text:tab/><text:tab/></text:span><text:span text:style-name="T50">2.4.2 Ogólne</text:span></text:p>
      <text:p text:style-name="P61"><text:span text:style-name="T60"><text:tab/><text:tab/>Wartość E</text:span><text:span text:style-name="T61">ta wyznaczona iterycyjnie jest bardziej precyzyjna niż wartość <text:tab/><text:tab/><text:tab/>funkcji nextfloat(). Wartości zwaracane przez nextfloat() to zaookrąglenia.</text:span></text:p>
      <text:p text:style-name="P20"><text:span text:style-name="T7"><text:tab/></text:span></text:p>
      <text:p text:style-name="P23"><text:span text:style-name="T17"/></text:p>
      <text:p text:style-name="P22"><text:span text:style-name="T18"><text:tab/></text:span></text:p>
      <text:list xml:id="list183940666781265" text:continue-numbering="true" text:style-name="L3">
        <text:list-header>
          <text:p text:style-name="P24"><text:span text:style-name="T65">1.3</text:span>Wyznaczanie MAX</text:p>
        </text:list-header>
      </text:list>
      <text:p text:style-name="P25"/>
      <text:p text:style-name="P40"><text:tab/><text:span text:style-name="T65">1.</text:span>3.1 Opis problemu</text:p>
      <text:p text:style-name="P40"><text:tab/><text:span text:style-name="T13"><text:tab/></text:span><text:span text:style-name="T14">Wartość Max to największa liczba przed </text:span><text:span text:style-name="T26">Inf </text:span><text:span text:style-name="T14">możliwa do zapisania dla <text:tab/><text:tab/><text:tab/>wszystkich typów zmiennopozycyjnych( Float16, Float 32, Float64) <text:tab/></text:span></text:p>
      <text:p text:style-name="P41"><text:span text:style-name="T13"><text:tab/><text:tab/>Zgodnych ze standardem IEEE 745.</text:span></text:p>
      <text:p text:style-name="P41"><text:span text:style-name="T13"/></text:p>
      <text:p text:style-name="P41"><text:span text:style-name="T13"/></text:p>
      <text:p text:style-name="P25"><text:tab/><text:span text:style-name="T65">1.</text:span>3.2 Rozwiązanie problemu</text:p>
      <text:p text:style-name="P25"><text:tab/><text:tab/><text:span text:style-name="T64">Wartość Max wyliczamy przy użyciu funkcji isinf(). </text:span></text:p>
      <text:p text:style-name="P25"><text:tab/><text:tab/><text:span text:style-name="T64">Nadajemy Max wartość 1.0 i dopóty 2 * Max jest rożny od Inf <text:tab/><text:tab/><text:tab/>przypisujemy Max jej dwukrotność 2Max. Gdy 2*max wynosi Inf <text:tab/><text:tab/>przerywamy iterowanie i zwracamy szukamy max.</text:span></text:p>
      <text:p text:style-name="P26"><text:tab/></text:p>
      <text:p text:style-name="P26"/>
      <text:p text:style-name="P26"><text:tab/></text:p>
      <text:p text:style-name="P25"><text:tab/><text:span text:style-name="T65">1.</text:span>3.3 <text:span text:style-name="T63">Wyniki</text:span></text:p>
      <table:table table:name="Table3" table:style-name="Table3">
        <table:table-column table:style-name="Table3.A" table:number-columns-repeated="4"/>
        <text:soft-page-break/>
        <table:table-row>
          <table:table-cell table:style-name="Table3.A1" office:value-type="string">
            <text:p text:style-name="P74">FTP</text:p>
          </table:table-cell>
          <table:table-cell table:style-name="Table3.A1" office:value-type="string">
            <text:p text:style-name="P74">Max</text:p>
          </table:table-cell>
          <table:table-cell table:style-name="Table3.A1" office:value-type="string">
            <text:p text:style-name="P74">floatmax()</text:p>
          </table:table-cell>
          <table:table-cell table:style-name="Table3.D1" office:value-type="string">
            <text:p text:style-name="P74">Float.h value</text:p>
          </table:table-cell>
        </table:table-row>
        <table:table-row>
          <table:table-cell table:style-name="Table3.A2" office:value-type="string">
            <text:p text:style-name="P74">Float16</text:p>
          </table:table-cell>
          <table:table-cell table:style-name="Table3.A2" office:value-type="string">
            <text:p text:style-name="P71">6.55e4</text:p>
          </table:table-cell>
          <table:table-cell table:style-name="Table3.A2" office:value-type="string">
            <text:p text:style-name="P71">6.55e4</text:p>
          </table:table-cell>
          <table:table-cell table:style-name="Table3.D2" office:value-type="string">
            <text:p text:style-name="P71">--</text:p>
          </table:table-cell>
        </table:table-row>
        <table:table-row>
          <table:table-cell table:style-name="Table3.A2" office:value-type="string">
            <text:p text:style-name="P74">Float32</text:p>
          </table:table-cell>
          <table:table-cell table:style-name="Table3.A2" office:value-type="string">
            <text:p text:style-name="P71">3.4028235e38</text:p>
          </table:table-cell>
          <table:table-cell table:style-name="Table3.A2" office:value-type="string">
            <text:p text:style-name="P71">3.4028235e38</text:p>
          </table:table-cell>
          <table:table-cell table:style-name="Table3.D2" office:value-type="string">
            <text:p text:style-name="P71">3.4028234663852886e+38</text:p>
          </table:table-cell>
        </table:table-row>
        <table:table-row>
          <table:table-cell table:style-name="Table3.A2" office:value-type="string">
            <text:p text:style-name="P74">Float64</text:p>
          </table:table-cell>
          <table:table-cell table:style-name="Table3.A2" office:value-type="string">
            <text:p text:style-name="P71">1.7976931348623157e308</text:p>
          </table:table-cell>
          <table:table-cell table:style-name="Table3.A2" office:value-type="string">
            <text:p text:style-name="P71">1.7976931348623157e308</text:p>
          </table:table-cell>
          <table:table-cell table:style-name="Table3.D2" office:value-type="string">
            <text:p text:style-name="P71">1.7976931348623157e+308</text:p>
          </table:table-cell>
        </table:table-row>
      </table:table>
      <text:p text:style-name="P25"/>
      <text:p text:style-name="P25"><text:tab/><text:span text:style-name="T65">1.</text:span>3.4 <text:span text:style-name="T63">Wnioski</text:span></text:p>
      <text:p text:style-name="P25"><text:tab/><text:tab/><text:span text:style-name="T64">Wartości uzyskane w iteracyjnym podejściu są takie same jak <text:tab/><text:tab/><text:tab/>wyniki <text:s/>rzeczywiste co znaczy że zostały wyznaczone <text:tab/><text:tab/><text:tab/><text:tab/><text:tab/>poprawnie.</text:span></text:p>
      <text:p text:style-name="P25"/>
      <text:p text:style-name="P25"/>
      <text:p text:style-name="P25"/>
      <text:p text:style-name="P27"/>
      <text:list xml:id="list183939235840701" text:continue-list="list413889033" text:style-name="L1">
        <text:list-item>
          <text:p text:style-name="P2">Zadanie 2</text:p>
        </text:list-item>
      </text:list>
      <text:p text:style-name="P3"/>
      <text:p text:style-name="P3"><text:span text:style-name="T37">2.1</text:span><text:span text:style-name="T35"> Opis problemu</text:span></text:p>
      <text:p text:style-name="P3"><text:span text:style-name="T35"><text:tab/></text:span><text:span text:style-name="T27">Dowód słuszności Twierdzenia Kahana, tj</text:span></text:p>
      <text:p text:style-name="P60"><text:span text:style-name="T62"><text:tab/>Epsilon maszynowy możemy otrzymać obliczając wyrażenie 3.0*(4.0/3.0-1.0)-1.0<text:tab/></text:span></text:p>
      <text:p text:style-name="P60"><text:span text:style-name="T62"><text:tab/>dla konkretnej arytmetyki.</text:span></text:p>
      <text:p text:style-name="P60"><text:span text:style-name="T62"/></text:p>
      <text:p text:style-name="P5"><text:span text:style-name="T34">2.2 Rozwiązanie problemu</text:span></text:p>
      <text:p text:style-name="P5"><text:span text:style-name="T34"><text:tab/></text:span><text:span text:style-name="T28">Wykonujemy podane działanie w arytmetykach Float16, Float32, Float64 zgodnych ze standatdem IEEE 754 </text:span><text:span text:style-name="T29">w języku Julia.</text:span></text:p>
      <text:p text:style-name="P5"><text:span text:style-name="T29"/></text:p>
      <text:p text:style-name="P5"><text:span text:style-name="T34">2.3 Wyniki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75">FTP</text:p>
          </table:table-cell>
          <table:table-cell table:style-name="Table4.A1" office:value-type="string">
            <text:p text:style-name="P75">Kahan’s macheps</text:p>
          </table:table-cell>
          <table:table-cell table:style-name="Table4.C1" office:value-type="string">
            <text:p text:style-name="P75">eps()</text:p>
          </table:table-cell>
        </table:table-row>
        <table:table-row>
          <table:table-cell table:style-name="Table4.A2" office:value-type="string">
            <text:p text:style-name="P75">Float16</text:p>
          </table:table-cell>
          <table:table-cell table:style-name="Table4.A2" office:value-type="string">
            <text:p text:style-name="P69">-0.000977</text:p>
          </table:table-cell>
          <table:table-cell table:style-name="Table4.C2" office:value-type="string">
            <text:p text:style-name="P69">0.000977</text:p>
          </table:table-cell>
        </table:table-row>
        <table:table-row>
          <table:table-cell table:style-name="Table4.A2" office:value-type="string">
            <text:p text:style-name="P75">Float32</text:p>
          </table:table-cell>
          <table:table-cell table:style-name="Table4.A2" office:value-type="string">
            <text:p text:style-name="P69">1.1920929e-7</text:p>
          </table:table-cell>
          <table:table-cell table:style-name="Table4.C2" office:value-type="string">
            <text:p text:style-name="P69">1.1920929e-7</text:p>
          </table:table-cell>
        </table:table-row>
        <table:table-row>
          <table:table-cell table:style-name="Table4.A2" office:value-type="string">
            <text:p text:style-name="P75">Float64</text:p>
          </table:table-cell>
          <table:table-cell table:style-name="Table4.A2" office:value-type="string">
            <text:p text:style-name="P69">-2.220446049250313e-16</text:p>
          </table:table-cell>
          <table:table-cell table:style-name="Table4.C2" office:value-type="string">
            <text:p text:style-name="P69">2.220446049250313e-16</text:p>
          </table:table-cell>
        </table:table-row>
      </table:table>
      <text:p text:style-name="P5"><text:span text:style-name="T34"/></text:p>
      <text:p text:style-name="P5"><text:span text:style-name="T34">2.4 Wnioski</text:span></text:p>
      <text:p text:style-name="P5"><text:span text:style-name="T34"><text:tab/></text:span><text:span text:style-name="T30">Wzór Kahan’a okazuje się być poprawny dla podanych typów zmiennopozycyjnych co do wartości bezwzględnej. Jednakże znaki dla Float16, Float 64 nie zgadzają się. Przy używaniu wzoru Kahan’a trzeba pamiętać o możliwości otrzymania błędnego znaku przed liczbą.</text:span></text:p>
      <text:p text:style-name="P6"><text:soft-page-break/><text:span text:style-name="T34"/></text:p>
      <text:p text:style-name="P3"><text:tab/><text:tab/></text:p>
      <text:p text:style-name="P3"><text:span text:style-name="T33"><text:tab/></text:span></text:p>
      <text:list xml:id="list183939322216152" text:continue-numbering="true" text:style-name="L1">
        <text:list-item>
          <text:p text:style-name="P2">Zadanie 3</text:p>
        </text:list-item>
      </text:list>
      <text:p text:style-name="P3"/>
      <text:p text:style-name="P7"><text:span text:style-name="T38"><text:tab/>3.1 Opis problemu</text:span></text:p>
      <text:p text:style-name="P43"><text:span text:style-name="T23"><text:tab/><text:tab/></text:span><text:span text:style-name="T24">Eksperymentalne sprawdzenie w arytmetyce Float64, iż liczby <text:tab/><text:tab/><text:tab/><text:tab/>zmiennopozycyjne są równomiernie rozmieszczone w przedziale [1,2] z <text:tab/><text:tab/><text:tab/>krokiem </text:span><text:span text:style-name="T40">δ= 2</text:span>−<text:span text:style-name="T44">52 . </text:span><text:span text:style-name="T57">Innymi słowy, każda liczba zmiennopozycyjna <text:tab/><text:tab/><text:tab/><text:tab/>pomiędzy 1 i 2 może być przestawiona jako:</text:span></text:p>
      <text:p text:style-name="P43"><text:span text:style-name="T57"/></text:p>
      <text:p text:style-name="P64"><text:span text:style-name="T57">x = 1 + k * </text:span><text:span text:style-name="T41">δ </text:span></text:p>
      <text:p text:style-name="P43"><text:span text:style-name="T41"/></text:p>
      <text:p text:style-name="P65"><text:span text:style-name="T66">g</text:span>dzie k = 1, … , 2^52 -1</text:p>
      <text:p text:style-name="P9"><text:span text:style-name="T36"><text:tab/></text:span></text:p>
      <text:p text:style-name="P10"><text:span text:style-name="T36">Sprawdzić również w przedziałach [0.5,1] orax [2,4].</text:span></text:p>
      <text:p text:style-name="P9"><text:span text:style-name="T36"/></text:p>
      <text:p text:style-name="P9"><text:span text:style-name="T36"><text:tab/>3.2 Rozwiązanie problemu</text:span></text:p>
      <text:p text:style-name="P9"><text:span text:style-name="T36"><text:tab/><text:tab/></text:span><text:span text:style-name="T15">Aby sprawdzić rozmieszecznie wykorzystujemy fukncję <text:tab/><text:tab/><text:tab/><text:tab/><text:tab/>bitstring(). Dla podanego zakresu k <text:s/>od 1 do (((δ)^(-1))-1) <text:s/></text:span><text:span text:style-name="T16">(dla <text:tab/><text:tab/><text:tab/><text:tab/>uproszczenia 5) </text:span><text:span text:style-name="T15">drukujemy kolejne wartosci (Float64(1.0 + k*δ))) liczby. <text:tab/><text:tab/><text:tab/>Równomierne przesunięcia bitowe mogą świadczyć równomierności <text:tab/><text:tab/><text:tab/><text:tab/>rozmieszczenia.</text:span></text:p>
      <text:p text:style-name="P59"><text:tab/><text:tab/></text:p>
      <text:p text:style-name="P8"><text:span text:style-name="T36"><text:tab/>3.3 Wyniki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6">[1,2] <text:s text:c="5"/><text:span text:style-name="T25"><text:s/></text:span><text:span text:style-name="T40">δ= 2</text:span>−<text:span text:style-name="T44">52 </text:span></text:p>
          </table:table-cell>
        </table:table-row>
        <table:table-row>
          <table:table-cell table:style-name="Table5.A2" office:value-type="string">
            <text:p text:style-name="P71">0011111111110000000000000000000000000000000000000000000000000001</text:p>
            <text:p text:style-name="P71">0011111111110000000000000000000000000000000000000000000000000010</text:p>
            <text:p text:style-name="P71">0011111111110000000000000000000000000000000000000000000000000011</text:p>
            <text:p text:style-name="P71">0011111111110000000000000000000000000000000000000000000000000100</text:p>
            <text:p text:style-name="P71">0011111111110000000000000000000000000000000000000000000000000101</text:p>
          </table:table-cell>
        </table:table-row>
      </table:table>
      <text:p text:style-name="P8"><text:span text:style-name="T36"/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2">[0.5, 1] <text:s text:c="5"/><text:span text:style-name="T42">δ= 2</text:span><text:span text:style-name="T67">−</text:span><text:span text:style-name="T45">53</text:span></text:p>
          </table:table-cell>
        </table:table-row>
        <table:table-row>
          <table:table-cell table:style-name="Table6.A2" office:value-type="string">
            <text:p text:style-name="P71">0011111111110000000000000000000000000000000000000000000000000000</text:p>
            <text:p text:style-name="P71">0011111111110000000000000000000000000000000000000000000000000001</text:p>
            <text:p text:style-name="P71">0011111111110000000000000000000000000000000000000000000000000010</text:p>
            <text:p text:style-name="P71">0011111111110000000000000000000000000000000000000000000000000010</text:p>
            <text:p text:style-name="P71">0011111111110000000000000000000000000000000000000000000000000010</text:p>
          </table:table-cell>
        </table:table-row>
      </table:table>
      <text:p text:style-name="P8"><text:span text:style-name="T36"/>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72">[2, 4] <text:s text:c="8"/><text:span text:style-name="T42">δ= 2</text:span><text:span text:style-name="T67">−</text:span><text:span text:style-name="T45">51 </text:span></text:p>
          </table:table-cell>
        </table:table-row>
        <table:table-row>
          <table:table-cell table:style-name="Table7.A2" office:value-type="string">
            <text:p text:style-name="P71">0011111111110000000000000000000000000000000000000000000000000010</text:p>
            <text:p text:style-name="P71">0011111111110000000000000000000000000000000000000000000000000100</text:p>
            <text:p text:style-name="P71">0011111111110000000000000000000000000000000000000000000000000110</text:p>
            <text:p text:style-name="P71">0011111111110000000000000000000000000000000000000000000000001000</text:p>
            <text:p text:style-name="P71">0011111111110000000000000000000000000000000000000000000000001010</text:p>
          </table:table-cell>
        </table:table-row>
      </table:table>
      <text:p text:style-name="P8"><text:span text:style-name="T36"/></text:p>
      <text:p text:style-name="P59"><text:tab/><text:tab/></text:p>
      <text:p text:style-name="P8"><text:span text:style-name="T36"><text:tab/>3.4 Wnioski</text:span></text:p>
      <text:p text:style-name="P59"><text:tab/><text:tab/><text:span text:style-name="T68">[1,2] Reprezentacja bitowa dla Float64 dla kolejnych liczb rózni się o 01, <text:tab/><text:tab/><text:tab/>zatem każdy kolejny krok jest poprawny. Każda następna powstaje przez <text:tab/><text:tab/><text:tab/>dodanie 01 do poprzedniej. </text:span></text:p>
      <text:p text:style-name="P4"><text:span text:style-name="T38"><text:tab/><text:tab/></text:span><text:span text:style-name="T31">Jak widać w kolejnych przedziałach będaych potęgami dwójki są zawsze <text:tab/><text:tab/><text:tab/>rozmieszczone z krokiem 2^n im większy przedział tym większe n. <text:tab/><text:tab/><text:tab/><text:tab/>Zauważalne jest też, że kolejne liczby między potęgami dwójki maja tą <text:tab/><text:tab/><text:tab/>samą cechę, zmienia się natomiast mantysa.</text:span></text:p>
      <text:p text:style-name="P4"><text:span text:style-name="T31"/></text:p>
      <text:list xml:id="list183939680243543" text:continue-numbering="true" text:style-name="L1">
        <text:list-item>
          <text:p text:style-name="P2">Zadanie 4 </text:p>
        </text:list-item>
      </text:list>
      <text:p text:style-name="P28"/>
      <text:p text:style-name="P28">4.1 Opis problemu</text:p>
      <text:p text:style-name="P33"><text:tab/>Należy znaleźć najmniejszą liczbę x w arytmetyce Float64, taką że x <text:tab/>zawiera się w (1,2) i x * 1/x !=1</text:p>
      <text:p text:style-name="P33"/>
      <text:p text:style-name="P28">4.2 Rozwiązanie problemu</text:p>
      <text:p text:style-name="P28"><text:tab/><text:span text:style-name="T70">Pseudokod algorytmu wyznaczenia szukanej wartości.</text:span></text:p>
      <text:p text:style-name="P28"><text:tab/><text:span text:style-name="T69">x←1.0</text:span></text:p>
      <text:p text:style-name="P28"><text:tab/><text:span text:style-name="T69">while (x&lt;2.0)</text:span></text:p>
      <text:p text:style-name="P28"><text:tab/><text:tab/><text:span text:style-name="T69">while( x * (1/x)) != 1.0)</text:span></text:p>
      <text:p text:style-name="P28"><text:tab/><text:tab/><text:span text:style-name="T69">return x</text:span></text:p>
      <text:p text:style-name="P33"><text:tab/><text:tab/>end</text:p>
      <text:p text:style-name="P28"><text:tab/><text:span text:style-name="T69">x←nextfloat(x)</text:span></text:p>
      <text:p text:style-name="P28"><text:tab/><text:span text:style-name="T69">end</text:span></text:p>
      <text:p text:style-name="P28"/>
      <text:p text:style-name="P28"/>
      <text:p text:style-name="P28"/>
      <text:p text:style-name="P28">4.3 Wyniki</text:p>
      <text:p text:style-name="P28"><text:s/><text:tab/><text:tab/><text:tab/><text:tab/><text:span text:style-name="T70">x = 1.000000057228997</text:span></text:p>
      <text:p text:style-name="P28"/>
      <text:p text:style-name="P28"><text:soft-page-break/>4.4 Wnioski</text:p>
      <text:p text:style-name="P56">Działania w arytmetyce zmiennoprzecnkowej mogą generować błędy. Wynikają one z niedokładności zaokrągleń. Wynik jest sprzecznością, ponieważ w zbiorze liczb rzeczywistych równanie nie ma rozwiązań.</text:p>
      <text:p text:style-name="P56"/>
      <text:p text:style-name="P56"/>
      <text:list xml:id="list183940592867556" text:continue-numbering="true" text:style-name="L1">
        <text:list-item>
          <text:p text:style-name="P2">Zadanie 5 </text:p>
        </text:list-item>
        <text:list-item>
          <text:p text:style-name="P2"/>
        </text:list-item>
      </text:list>
      <text:p text:style-name="P29"><text:span text:style-name="T70"><text:tab/>5</text:span>.1 Opis problemu</text:p>
      <text:p text:style-name="P29"><text:span text:style-name="T71">Wyznaczenie iloczynu skalarnego wektorów:</text:span></text:p>
      <text:p text:style-name="P30"><text:span text:style-name="T40">x=[2.718281828,</text:span>−<text:span text:style-name="T40">3.141592654,1.414213562,0.5772156649,0.3010299957]</text:span></text:p>
      <text:p text:style-name="P30"><text:span text:style-name="T40">y= [1486.2497,878366.9879,</text:span>−<text:span text:style-name="T40">22.37492,4773714.647,0.000185049]</text:span></text:p>
      <text:p text:style-name="P34"><text:span text:style-name="T40">na podstawie 4 podanych algorytmów.</text:span></text:p>
      <text:p text:style-name="P34"><text:span text:style-name="T40"/></text:p>
      <text:p text:style-name="P29"><text:span text:style-name="T70"><text:tab/>5</text:span>.2 Rozwiązanie problemu</text:p>
      <text:p text:style-name="P34">Wykosztystując algorytmy: </text:p>
      <text:p text:style-name="P66">(a) “w przód”</text:p>
      <text:p text:style-name="P66">(b) “w tył”</text:p>
      <text:p text:style-name="P44"><text:span text:style-name="T43">(</text:span><text:span text:style-name="T40">c) od największego do najmniejszego (dodaj dodatnie liczby w porządku od największegodo najmniejszego, dodaj ujemne liczby w porządku od najmniejszego do największego,a następnie daj do siebie obliczone sumy częściowe)</text:span></text:p>
      <text:p text:style-name="P67">(d) od najmniejszego do największego (przeciwnie do metody (c))</text:p>
      <text:p text:style-name="P68">Obliczamy wynik i porównujemy go z pozostałymi metodami.</text:p>
      <text:p text:style-name="P68"/>
      <text:p text:style-name="P29"><text:span text:style-name="T70"><text:tab/>5</text:span>.<text:span text:style-name="T70">3</text:span> <text:span text:style-name="T70">Wyniki</text:span></text:p>
      <table:table table:name="Table8" table:style-name="Table8">
        <table:table-column table:style-name="Table8.A" table:number-columns-repeated="5"/>
        <table:table-row>
          <table:table-cell table:style-name="Table8.A1" office:value-type="string">
            <text:p text:style-name="P77">Algorytm</text:p>
          </table:table-cell>
          <table:table-cell table:style-name="Table8.A1" office:value-type="string">
            <text:p text:style-name="P77">a</text:p>
          </table:table-cell>
          <table:table-cell table:style-name="Table8.A1" office:value-type="string">
            <text:p text:style-name="P77">b</text:p>
          </table:table-cell>
          <table:table-cell table:style-name="Table8.A1" office:value-type="string">
            <text:p text:style-name="P77">c</text:p>
          </table:table-cell>
          <table:table-cell table:style-name="Table8.E1" office:value-type="string">
            <text:p text:style-name="P77">d</text:p>
          </table:table-cell>
        </table:table-row>
        <table:table-row>
          <table:table-cell table:style-name="Table8.A2" office:value-type="string">
            <text:p text:style-name="P77">Float32</text:p>
          </table:table-cell>
          <table:table-cell table:style-name="Table8.A2" office:value-type="string">
            <text:p text:style-name="P71">-0.4999443</text:p>
          </table:table-cell>
          <table:table-cell table:style-name="Table8.A2" office:value-type="string">
            <text:p text:style-name="P71">-0.4543457</text:p>
          </table:table-cell>
          <table:table-cell table:style-name="Table8.A2" office:value-type="string">
            <text:p text:style-name="P71">-0.5</text:p>
          </table:table-cell>
          <table:table-cell table:style-name="Table8.E2" office:value-type="string">
            <text:p text:style-name="P71">-0.5</text:p>
          </table:table-cell>
        </table:table-row>
        <table:table-row>
          <table:table-cell table:style-name="Table8.A2" office:value-type="string">
            <text:p text:style-name="P77">Float64</text:p>
          </table:table-cell>
          <table:table-cell table:style-name="Table8.A2" office:value-type="string">
            <text:p text:style-name="P71">1.0251881368296672e-10</text:p>
          </table:table-cell>
          <table:table-cell table:style-name="Table8.A2" office:value-type="string">
            <text:p text:style-name="P71">-1.5643308870494<text:span text:style-name="T72">3</text:span>66e-10</text:p>
          </table:table-cell>
          <table:table-cell table:style-name="Table8.A2" office:value-type="string">
            <text:p text:style-name="P71">0.0</text:p>
          </table:table-cell>
          <table:table-cell table:style-name="Table8.E2" office:value-type="string">
            <text:p text:style-name="P71">0.0</text:p>
          </table:table-cell>
        </table:table-row>
      </table:table>
      <text:p text:style-name="P29"/>
      <text:p text:style-name="P29"><text:span text:style-name="T70"><text:tab/>5</text:span>.4 Wnioski</text:p>
      <text:p text:style-name="P45"><text:span text:style-name="T22">Poprawna wartość to </text:span>−<text:span text:style-name="T40">1.00657107000000·10</text:span>−<text:span text:style-name="T44">11</text:span><text:span text:style-name="T40">. </text:span><text:span text:style-name="T58">Jak widać żadna z metod nie uzyskała poprawnego wyniku. Wynik </text:span><text:span text:style-name="T59">jest najbliższy prawdy dla precyzji Float64 algorytmu a.</text:span></text:p>
      <text:p text:style-name="P29"/>
      <text:p text:style-name="P29"/>
      <text:p text:style-name="P29"/>
      <text:list xml:id="list183939602761964" text:continue-numbering="true" text:style-name="L1">
        <text:list-item>
          <text:p text:style-name="P2"><text:soft-page-break/>Zadanie 6</text:p>
          <text:p text:style-name="P31"><text:span text:style-name="T72">6</text:span>.1 Opis problemu</text:p>
        </text:list-item>
      </text:list>
      <text:p text:style-name="P57">Policzenie wartości w arytmetyce Float64 wartości funkcji f i g :<text:tab/></text:p>
      <text:p text:style-name="P57"/>
      <text:p text:style-name="P62"><text:span text:style-name="T46">f(x) = ( sqrt(x*x+1) -1) , </text:span><text:span text:style-name="T39">g(x) = </text:span><text:span text:style-name="T47">x*x / </text:span><text:span text:style-name="T39">( </text:span><text:span text:style-name="T47">sqrt(</text:span><text:span text:style-name="T39">x*</text:span><text:span text:style-name="T47">x</text:span><text:span text:style-name="T39">+1</text:span><text:span text:style-name="T47">) </text:span><text:span text:style-name="T39">+1)</text:span></text:p>
      <text:p text:style-name="P58"/>
      <text:list xml:id="list183938969683826" text:continue-numbering="true" text:style-name="L1">
        <text:list-header>
          <text:p text:style-name="P31"><text:span text:style-name="T72">6</text:span>.2 Rozwiązanie problemu</text:p>
        </text:list-header>
      </text:list>
      <text:p text:style-name="P57">Mimo, iż f=g to komputer daje różne wartości. Liczymy wartości dla x=8^-1,8^-2 ...</text:p>
      <text:list xml:id="list183940034016941" text:continue-numbering="true" text:style-name="L1">
        <text:list-header>
          <text:p text:style-name="P31"><text:span text:style-name="T72">6</text:span>.<text:span text:style-name="T70">3</text:span> <text:span text:style-name="T70">Wyniki</text:span></text:p>
        </text:list-header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78">f(x)</text:p>
          </table:table-cell>
          <table:table-cell table:style-name="Table9.B1" office:value-type="string">
            <text:p text:style-name="P78">g(x)</text:p>
          </table:table-cell>
        </table:table-row>
        <table:table-row>
          <table:table-cell table:style-name="Table9.A2" office:value-type="string">
            <text:p text:style-name="P71">0.0077822185373186414</text:p>
          </table:table-cell>
          <table:table-cell table:style-name="Table9.B2" office:value-type="string">
            <text:p text:style-name="P71">0.0077822185373187065</text:p>
          </table:table-cell>
        </table:table-row>
        <table:table-row>
          <table:table-cell table:style-name="Table9.A2" office:value-type="string">
            <text:p text:style-name="P71">0.00012206286282867573</text:p>
          </table:table-cell>
          <table:table-cell table:style-name="Table9.B2" office:value-type="string">
            <text:p text:style-name="P71">0.00012206286282875901</text:p>
          </table:table-cell>
        </table:table-row>
        <table:table-row>
          <table:table-cell table:style-name="Table9.A2" office:value-type="string">
            <text:p text:style-name="P71">1.9073468138230965e-6</text:p>
          </table:table-cell>
          <table:table-cell table:style-name="Table9.B2" office:value-type="string">
            <text:p text:style-name="P71">1.907346813826566e-6</text:p>
          </table:table-cell>
        </table:table-row>
        <table:table-row>
          <table:table-cell table:style-name="Table9.A2" office:value-type="string">
            <text:p text:style-name="P71">2.9802321943606103e-8</text:p>
          </table:table-cell>
          <table:table-cell table:style-name="Table9.B2" office:value-type="string">
            <text:p text:style-name="P71">2.9802321943606116e-8</text:p>
          </table:table-cell>
        </table:table-row>
        <table:table-row>
          <table:table-cell table:style-name="Table9.A2" office:value-type="string">
            <text:p text:style-name="P71">4.656612873077393e-10</text:p>
          </table:table-cell>
          <table:table-cell table:style-name="Table9.B2" office:value-type="string">
            <text:p text:style-name="P71">4.6566128719931904e-10</text:p>
          </table:table-cell>
        </table:table-row>
        <table:table-row>
          <table:table-cell table:style-name="Table9.A2" office:value-type="string">
            <text:p text:style-name="P71">7.275957614183426e-12</text:p>
          </table:table-cell>
          <table:table-cell table:style-name="Table9.B2" office:value-type="string">
            <text:p text:style-name="P71">7.275957614156956e-12</text:p>
          </table:table-cell>
        </table:table-row>
        <table:table-row>
          <table:table-cell table:style-name="Table9.A2" office:value-type="string">
            <text:p text:style-name="P71">1.1368683772161603e-13</text:p>
          </table:table-cell>
          <table:table-cell table:style-name="Table9.B2" office:value-type="string">
            <text:p text:style-name="P71">1.1368683772160957e-13</text:p>
          </table:table-cell>
        </table:table-row>
        <table:table-row>
          <table:table-cell table:style-name="Table9.A2" office:value-type="string">
            <text:p text:style-name="P71">1.7763568394002505e-15</text:p>
          </table:table-cell>
          <table:table-cell table:style-name="Table9.B2" office:value-type="string">
            <text:p text:style-name="P71">1.7763568394002489e-15</text:p>
          </table:table-cell>
        </table:table-row>
        <table:table-row>
          <table:table-cell table:style-name="Table9.A2" office:value-type="string">
            <text:p text:style-name="P71">0.0</text:p>
          </table:table-cell>
          <table:table-cell table:style-name="Table9.B2" office:value-type="string">
            <text:p text:style-name="P71">2.7755575615628914e-17</text:p>
          </table:table-cell>
        </table:table-row>
        <table:table-row>
          <table:table-cell table:style-name="Table9.A2" office:value-type="string">
            <text:p text:style-name="P71">0.0</text:p>
          </table:table-cell>
          <table:table-cell table:style-name="Table9.B2" office:value-type="string">
            <text:p text:style-name="P71">4.336808689942018e-19</text:p>
          </table:table-cell>
        </table:table-row>
      </table:table>
      <text:p text:style-name="P32"/>
      <text:list xml:id="list183940017520237" text:continue-numbering="true" text:style-name="L1">
        <text:list-header>
          <text:p text:style-name="P31"><text:span text:style-name="T72">6</text:span>.4 Wnioski</text:p>
        </text:list-header>
      </text:list>
      <text:p text:style-name="P35">Funkcja g jest bardziej wiarygodna niż funkcja f. Obie funkcje zmierzają ku 0, natomiast nie powinny go nigdy osiądać. W przypadku funkcji f dzieje się to bardzo szybko. Dlaczego? Prawdopodobnie wartość całego pierwiastka jest zaookrąglana do 1 <text:span text:style-name="T73">i w wyniku odejmowania -1 staje się zerem. W funkcji <text:s/>f odejmowanie zastąpione jest dodawaniem. Dlatego precyzyjność funkcji jest na wiele wyższym poziomie</text:span></text:p>
      <text:p text:style-name="P32"/>
      <text:list xml:id="list183939318687680" text:continue-numbering="true" text:style-name="L1">
        <text:list-item>
          <text:p text:style-name="P2">Zadanie 7</text:p>
          <text:p text:style-name="P2"/>
        </text:list-item>
      </text:list>
      <text:p text:style-name="P14"><text:tab/></text:p>
      <text:list xml:id="list3133227514" text:style-name="L2">
        <text:list-header>
          <text:p text:style-name="P15"/>
          <text:p text:style-name="P1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4:56:01.622492731</meta:creation-date>
    <dc:date>2019-10-20T18:39:38.712549927</dc:date>
    <meta:editing-duration>PT2H4M42S</meta:editing-duration>
    <meta:editing-cycles>38</meta:editing-cycles>
    <meta:generator>LibreOffice/6.2.7.1$Linux_X86_64 LibreOffice_project/20$Build-1</meta:generator>
    <meta:document-statistic meta:table-count="9" meta:image-count="0" meta:object-count="0" meta:page-count="9" meta:paragraph-count="231" meta:word-count="1197" meta:character-count="9826" meta:non-whitespace-character-count="8646"/>
  </office:meta>
</office:document-meta>
</file>